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QUISPE ROQUE GABIN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518464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777343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QUISPE ROQUE GABIN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518464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777343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18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872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8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834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706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09/2021</text:p>
          </table:table-cell>
          <table:table-cell table:style-name="Tabla2.A3" office:value-type="string">
            <text:p text:style-name="P22">531559</text:p>
          </table:table-cell>
          <table:table-cell table:style-name="Tabla2.D3" office:value-type="string">
            <text:p text:style-name="P23">1708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6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23:59:0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